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F4D924DCC936256.png" manifest:media-type="image/png"/>
  <manifest:file-entry manifest:full-path="Pictures/1000020100000280000001E00892899BA8BA05AF.png" manifest:media-type="image/png"/>
  <manifest:file-entry manifest:full-path="Pictures/1000020100000280000001E0647E078B965880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4in" svg:height="4.8in" draw:z-index="0"><draw:image xlink:href="Pictures/1000020100000280000001E00892899BA8BA05AF.png" xlink:type="simple" xlink:show="embed" xlink:actuate="onLoad" loext:mime-type="image/png"/></draw:frame></text:p>
      <text:p text:style-name="Standard"><draw:frame draw:style-name="fr1" draw:name="Image2" text:anchor-type="paragraph" svg:width="6.4in" svg:height="4.8in" draw:z-index="1"><draw:image xlink:href="Pictures/1000020100000280000001E0647E078B96588019.png" xlink:type="simple" xlink:show="embed" xlink:actuate="onLoad" loext:mime-type="image/png"/></draw:frame></text:p>
      <text:p text:style-name="Standard"><draw:frame draw:style-name="fr1" draw:name="Image3" text:anchor-type="paragraph" svg:width="6.4in" svg:height="4.8in" draw:z-index="2"><draw:image xlink:href="Pictures/1000020100000280000001E0CF4D924DCC936256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0:00:24.215676165</meta:creation-date>
    <dc:date>2020-02-18T12:46:47.191670849</dc:date>
    <meta:editing-duration>PT2H36M12S</meta:editing-duration>
    <meta:editing-cycles>1</meta:editing-cycles>
    <meta:document-statistic meta:table-count="0" meta:image-count="3" meta:object-count="0" meta:page-count="2" meta:paragraph-count="0" meta:word-count="0" meta:character-count="0" meta:non-whitespace-character-count="0"/>
    <meta:generator>LibreOffice/6.0.7.3$Linux_X86_64 LibreOffice_project/00m0$Build-3</meta:generator>
  </office:meta>
</office:document-meta>
</file>